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31024876424" calcext:value-type="float">
            <text:p>31024876424</text:p>
          </table:table-cell>
          <table:table-cell table:formula="of:= 31024876424*[.B14]" office:value-type="float" office:value="775621.9106" calcext:value-type="float">
            <text:p>775621.9106</text:p>
          </table:table-cell>
          <table:table-cell table:formula="of:= 31024876424*[.C14]" office:value-type="float" office:value="1551243.8212" calcext:value-type="float">
            <text:p>1551243.8212</text:p>
          </table:table-cell>
          <table:table-cell table:formula="of:= 31024876424*[.D14]" office:value-type="float" office:value="2326865.7318" calcext:value-type="float">
            <text:p>2326865.7318</text:p>
          </table:table-cell>
          <table:table-cell table:formula="of:= 31024876424*[.E14]" office:value-type="float" office:value="3102487.6424" calcext:value-type="float">
            <text:p>3102487.6424</text:p>
          </table:table-cell>
          <table:table-cell table:formula="of:= 31024876424*[.F14]" office:value-type="float" office:value="7756219.106" calcext:value-type="float">
            <text:p>7756219.106</text:p>
          </table:table-cell>
          <table:table-cell table:formula="of:= 31024876424*[.G14]" office:value-type="float" office:value="15512438.212" calcext:value-type="float">
            <text:p>15512438.212</text:p>
          </table:table-cell>
          <table:table-cell table:formula="of:= 31024876424*[.H14]" office:value-type="float" office:value="23268657.318" calcext:value-type="float">
            <text:p>23268657.318</text:p>
          </table:table-cell>
          <table:table-cell table:formula="of:= 31024876424*[.I14]" office:value-type="float" office:value="31024876.424" calcext:value-type="float">
            <text:p>31024876.424</text:p>
          </table:table-cell>
        </table:table-row>
        <table:table-row table:style-name="ro1">
          <table:table-cell office:value-type="float" office:value="33811476823" calcext:value-type="float">
            <text:p>33811476823</text:p>
          </table:table-cell>
          <table:table-cell table:formula="of:= 33811476823*[.B14]" office:value-type="float" office:value="845286.920575" calcext:value-type="float">
            <text:p>845286.920575</text:p>
          </table:table-cell>
          <table:table-cell table:number-columns-repeated="7"/>
        </table:table-row>
        <table:table-row table:style-name="ro1">
          <table:table-cell office:value-type="float" office:value="35326372386" calcext:value-type="float">
            <text:p>35326372386</text:p>
          </table:table-cell>
          <table:table-cell table:formula="of:= 35326372386*[.B14]" office:value-type="float" office:value="883159.30965" calcext:value-type="float">
            <text:p>883159.30965</text:p>
          </table:table-cell>
          <table:table-cell table:number-columns-repeated="7"/>
        </table:table-row>
        <table:table-row table:style-name="ro1">
          <table:table-cell office:value-type="float" office:value="35065685349" calcext:value-type="float">
            <text:p>35065685349</text:p>
          </table:table-cell>
          <table:table-cell table:formula="of:= 35065685349*[.B14]" office:value-type="float" office:value="876642.133725" calcext:value-type="float">
            <text:p>876642.133725</text:p>
          </table:table-cell>
          <table:table-cell table:number-columns-repeated="7"/>
        </table:table-row>
        <table:table-row table:style-name="ro1">
          <table:table-cell office:value-type="float" office:value="35445136053" calcext:value-type="float">
            <text:p>35445136053</text:p>
          </table:table-cell>
          <table:table-cell table:formula="of:= 35445136053*[.B14]" office:value-type="float" office:value="886128.401325" calcext:value-type="float">
            <text:p>886128.401325</text:p>
          </table:table-cell>
          <table:table-cell table:number-columns-repeated="7"/>
        </table:table-row>
        <table:table-row table:style-name="ro1">
          <table:table-cell office:value-type="float" office:value="35103831650" calcext:value-type="float">
            <text:p>35103831650</text:p>
          </table:table-cell>
          <table:table-cell table:formula="of:= 31024876424*[.B14]" office:value-type="float" office:value="775621.9106" calcext:value-type="float">
            <text:p>775621.9106</text:p>
          </table:table-cell>
          <table:table-cell table:number-columns-repeated="7"/>
        </table:table-row>
        <table:table-row table:style-name="ro1">
          <table:table-cell office:value-type="float" office:value="35160214469" calcext:value-type="float">
            <text:p>35160214469</text:p>
          </table:table-cell>
          <table:table-cell table:formula="of:= 35160214469*[.B14]" office:value-type="float" office:value="879005.361725" calcext:value-type="float">
            <text:p>879005.361725</text:p>
          </table:table-cell>
          <table:table-cell table:number-columns-repeated="7"/>
        </table:table-row>
        <table:table-row table:style-name="ro1">
          <table:table-cell office:value-type="float" office:value="34237930523" calcext:value-type="float">
            <text:p>34237930523</text:p>
          </table:table-cell>
          <table:table-cell table:formula="of:= 34237930523*[.B14]" office:value-type="float" office:value="855948.263075" calcext:value-type="float">
            <text:p>855948.263075</text:p>
          </table:table-cell>
          <table:table-cell table:number-columns-repeated="7"/>
        </table:table-row>
        <table:table-row table:style-name="ro1">
          <table:table-cell office:value-type="float" office:value="33798953799" calcext:value-type="float">
            <text:p>33798953799</text:p>
          </table:table-cell>
          <table:table-cell table:formula="of:= 33798953799*[.B14]" office:value-type="float" office:value="844973.844975" calcext:value-type="float">
            <text:p>844973.844975</text:p>
          </table:table-cell>
          <table:table-cell table:number-columns-repeated="7"/>
        </table:table-row>
        <table:table-row table:style-name="ro1">
          <table:table-cell office:value-type="float" office:value="34052128423" calcext:value-type="float">
            <text:p>34052128423</text:p>
          </table:table-cell>
          <table:table-cell table:formula="of:= 34052128423*[.B14]" office:value-type="float" office:value="851303.210575" calcext:value-type="float">
            <text:p>851303.210575</text:p>
          </table:table-cell>
          <table:table-cell table:number-columns-repeated="7"/>
        </table:table-row>
        <table:table-row table:style-name="ro1">
          <table:table-cell office:value-type="float" office:value="34881203244" calcext:value-type="float">
            <text:p>34881203244</text:p>
          </table:table-cell>
          <table:table-cell table:formula="of:= 31024876424*[.B14]" office:value-type="float" office:value="775621.9106" calcext:value-type="float">
            <text:p>775621.9106</text:p>
          </table:table-cell>
          <table:table-cell table:number-columns-repeated="7"/>
        </table:table-row>
        <table:table-row table:style-name="ro1">
          <table:table-cell office:value-type="float" office:value="37159911734" calcext:value-type="float">
            <text:p>37159911734</text:p>
          </table:table-cell>
          <table:table-cell table:formula="of:= 31024876424*[.B14]" office:value-type="float" office:value="775621.9106" calcext:value-type="float">
            <text:p>775621.910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0.000025" calcext:value-type="float">
            <text:p>0.00002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" calcext:value-type="float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22:48:29.595024591</meta:creation-date>
    <dc:date>2016-02-09T11:47:13.542841318</dc:date>
    <meta:editing-duration>PT2H28M23S</meta:editing-duration>
    <meta:editing-cycles>1</meta:editing-cycles>
    <meta:document-statistic meta:table-count="1" meta:cell-count="39" meta:object-count="0"/>
    <meta:generator>LibreOffice/5.0.2.2$Linux_X86_64 LibreOffice_project/00m0$Build-2</meta:generator>
  </office:meta>
</office:document-meta>
</file>